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736in" svg:y="0.1748in">
            <draw:object draw:notify-on-update-of-ranges="Sheet1.I12:Sheet1.I12 Sheet1.A3:Sheet1.A7 Sheet1.A3:Sheet1.A7 Sheet1.F3:Sheet1.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037">
            <text:p>345037</text:p>
          </table:table-cell>
          <table:table-cell office:value-type="float" office:value="341606">
            <text:p>341606</text:p>
          </table:table-cell>
          <table:table-cell office:value-type="float" office:value="349299">
            <text:p>349299</text:p>
          </table:table-cell>
          <table:table-cell office:value-type="float" office:value="349505">
            <text:p>349505</text:p>
          </table:table-cell>
          <table:table-cell table:formula="of:=AVERAGE([.B3:.E3])" office:value-type="float" office:value="346361.75">
            <text:p>346361.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817">
            <text:p>180817</text:p>
          </table:table-cell>
          <table:table-cell office:value-type="float" office:value="182140">
            <text:p>182140</text:p>
          </table:table-cell>
          <table:table-cell office:value-type="float" office:value="189636">
            <text:p>189636</text:p>
          </table:table-cell>
          <table:table-cell office:value-type="float" office:value="189942">
            <text:p>189942</text:p>
          </table:table-cell>
          <table:table-cell table:formula="of:=AVERAGE([.B4:.E4])" office:value-type="float" office:value="185633.75">
            <text:p>185633.75</text:p>
          </table:table-cell>
          <table:table-cell/>
          <table:table-cell table:formula="of:=[.F3]/[.F4]" office:value-type="float" office:value="1.86583393375396">
            <text:p>1.86583393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2106">
            <text:p>112106</text:p>
          </table:table-cell>
          <table:table-cell office:value-type="float" office:value="112585">
            <text:p>112585</text:p>
          </table:table-cell>
          <table:table-cell office:value-type="float" office:value="110680">
            <text:p>110680</text:p>
          </table:table-cell>
          <table:table-cell office:value-type="float" office:value="111260">
            <text:p>111260</text:p>
          </table:table-cell>
          <table:table-cell table:formula="of:=AVERAGE([.B5:.E5])" office:value-type="float" office:value="111657.75">
            <text:p>111657.75</text:p>
          </table:table-cell>
          <table:table-cell/>
          <table:table-cell table:formula="of:=[.F4]/[.F5]" office:value-type="float" office:value="1.66252454487037">
            <text:p>1.66252454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136">
            <text:p>71136</text:p>
          </table:table-cell>
          <table:table-cell office:value-type="float" office:value="72264">
            <text:p>72264</text:p>
          </table:table-cell>
          <table:table-cell office:value-type="float" office:value="70977">
            <text:p>70977</text:p>
          </table:table-cell>
          <table:table-cell office:value-type="float" office:value="79062">
            <text:p>79062</text:p>
          </table:table-cell>
          <table:table-cell table:formula="of:=AVERAGE([.B6:.E6])" office:value-type="float" office:value="73359.75">
            <text:p>73359.75</text:p>
          </table:table-cell>
          <table:table-cell/>
          <table:table-cell table:formula="of:=[.F5]/[.F6]" office:value-type="float" office:value="1.52205739523376">
            <text:p>1.52205739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713">
            <text:p>42713</text:p>
          </table:table-cell>
          <table:table-cell office:value-type="float" office:value="48418">
            <text:p>48418</text:p>
          </table:table-cell>
          <table:table-cell office:value-type="float" office:value="48288">
            <text:p>48288</text:p>
          </table:table-cell>
          <table:table-cell office:value-type="float" office:value="48115">
            <text:p>48115</text:p>
          </table:table-cell>
          <table:table-cell table:formula="of:=AVERAGE([.B7:.E7])" office:value-type="float" office:value="46883.5">
            <text:p>46883.5</text:p>
          </table:table-cell>
          <table:table-cell/>
          <table:table-cell table:formula="of:=[.F6]/[.F7]" office:value-type="float" office:value="1.56472426333358">
            <text:p>1.5647242633</text:p>
          </table:table-cell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F3]/[.F7]" office:value-type="float" office:value="7.38771102840018">
            <text:p>7.3877110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varage</text:p>
          </table:table-cell>
          <table:table-cell table:formula="of:=AVERAGE([.H4:.H7])" office:value-type="float" office:value="1.65378503429792">
            <text:p>1.65378503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table:number-columns-repeated="2" office:value-type="string">
            <text:p>Iteration 1</text:p>
          </table:table-cell>
          <table:table-cell office:value-type="string">
            <text:p>Avarage</text:p>
          </table:table-cell>
          <table:table-cell/>
          <table:table-cell office:value-type="string">
            <text:p>Wors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5210112">
            <text:p>5210112</text:p>
          </table:table-cell>
          <table:table-cell office:value-type="float" office:value="5273792">
            <text:p>5273792</text:p>
          </table:table-cell>
          <table:table-cell table:formula="of:=AVERAGE([.B14:.C14])" office:value-type="float" office:value="5241952">
            <text:p>5241952</text:p>
          </table:table-cell>
          <table:table-cell/>
          <table:table-cell table:formula="of:=[.D14]/[.F7]" office:value-type="float" office:value="111.808034809688">
            <text:p>111.808034809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68703">
            <text:p>68703</text:p>
          </table:table-cell>
          <table:table-cell table:style-name="ce2" office:value-type="float" office:value="69923">
            <text:p>69923</text:p>
          </table:table-cell>
          <table:table-cell table:style-name="ce2" office:value-type="float" office:value="60353">
            <text:p>60353</text:p>
          </table:table-cell>
          <table:table-cell table:style-name="ce2" office:value-type="float" office:value="69961">
            <text:p>69961</text:p>
          </table:table-cell>
          <table:table-cell table:formula="of:=AVERAGE([.B18:.E18])" office:value-type="float" office:value="67235">
            <text:p>67235</text:p>
          </table:table-cell>
          <table:table-cell office:value-type="string">
            <text:p>Total: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66108">
            <text:p>66108</text:p>
          </table:table-cell>
          <table:table-cell table:style-name="ce2" office:value-type="float" office:value="67571">
            <text:p>67571</text:p>
          </table:table-cell>
          <table:table-cell table:style-name="ce2" office:value-type="float" office:value="66769">
            <text:p>66769</text:p>
          </table:table-cell>
          <table:table-cell office:value-type="float" office:value="68115">
            <text:p>68115</text:p>
          </table:table-cell>
          <table:table-cell table:formula="of:=AVERAGE([.B19:.E19])" office:value-type="float" office:value="67140.75">
            <text:p>67140.75</text:p>
          </table:table-cell>
          <table:table-cell/>
          <table:table-cell table:formula="of:=[.F18]/[.F7]" office:value-type="float" office:value="1.43408661895976">
            <text:p>1.43408661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01/15/2012</text:date>, <text:time>15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15T15:39:37</dc:date>
    <dc:creator>stanvp </dc:creator>
    <meta:editing-duration>PT3H34M34S</meta:editing-duration>
    <meta:editing-cycles>11</meta:editing-cycles>
    <meta:document-statistic meta:table-count="1" meta:cell-count="77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I12:Sheet1.I12 Sheet1.A3:Sheet1.A7 Sheet1.F3:Sheet1.F7" chart:data-source-has-labels="both" svg:x="1.331cm" svg:y="0.855cm" svg:width="14.029cm" svg:height="6.984cm">
          <chartooo:coordinate-region svg:x="2.693cm" svg:y="1.054cm" svg:width="12.573cm" svg:height="6.138cm"/>
          <chart:axis chart:dimension="x" chart:name="primary-x" chart:style-name="ch3" chartooo:axis-type="auto">
            <chartooo:date-scale/>
            <chart:title svg:x="7.851cm" svg:y="8.019cm" chart:style-name="ch4">
              <text:p>Cores</text:p>
            </chart:title>
            <chart:categories table:cell-range-address="Sheet1.A3:Sheet1.A7"/>
          </chart:axis>
          <chart:axis chart:dimension="y" chart:name="primary-y" chart:style-name="ch3">
            <chart:title svg:x="0.451cm" svg:y="5.41cm" chart:style-name="ch5">
              <text:p>Average Time</text:p>
            </chart:title>
            <chart:grid chart:style-name="ch6" chart:class="major"/>
          </chart:axis>
          <chart:series chart:style-name="ch7" chart:values-cell-range-address="Sheet1.F3:Sheet1.F7" chart:label-cell-address="Sheet1.A3:Sheet1.A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4 6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4</text:p>
                  </text:list-item>
                  <text:list-item>
                    <text:p>6</text:p>
                  </text:list-item>
                  <text:list-item>
                    <text:p>8</text:p>
                  </text:list-item>
                </text:list>
                <draw:g>
                  <svg:desc>Sheet1.A3:Sheet1.A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7</svg:desc>
                </draw:g>
              </table:table-cell>
              <table:table-cell office:value-type="float" office:value="346361.75">
                <text:p>346361.75</text:p>
                <draw:g>
                  <svg:desc>Sheet1.F3:Sheet1.F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5633.75">
                <text:p>185633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657.75">
                <text:p>111657.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3359.75">
                <text:p>73359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883.5">
                <text:p>4688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